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5.75cm" fo:min-width="9.75cm"/>
    </style:style>
    <style:style style:name="gr2" style:family="graphic" style:parent-style-name="standard">
      <style:graphic-properties draw:textarea-horizontal-align="justify" draw:textarea-vertical-align="middle" draw:auto-grow-height="false" fo:min-height="1.25cm" fo:min-width="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6cm"/>
      <style:paragraph-properties style:writing-mode="lr-tb"/>
    </style:style>
    <style:style style:name="gr4" style:family="graphic" style:parent-style-name="standard">
      <style:graphic-properties draw:fill-color="#b2b2b2" draw:textarea-horizontal-align="justify" draw:textarea-vertical-align="middle" draw:auto-grow-height="false" fo:min-height="0.25cm" fo:min-width="2.504cm"/>
    </style:style>
    <style:style style:name="gr5" style:family="graphic" style:parent-style-name="standard">
      <style:graphic-properties draw:textarea-horizontal-align="justify" draw:textarea-vertical-align="middle" draw:auto-grow-height="false" fo:min-height="0.25cm" fo:min-width="2.504cm"/>
    </style:style>
    <style:style style:name="gr6" style:family="graphic" style:parent-style-name="standard">
      <style:graphic-properties draw:fill-color="#cccccc" draw:textarea-horizontal-align="justify" draw:textarea-vertical-align="middle" draw:auto-grow-height="false" fo:min-height="4.75cm" fo:min-width="2.5cm"/>
      <style:paragraph-properties style:writing-mode="lr-tb"/>
    </style:style>
    <style:style style:name="gr7" style:family="graphic" style:parent-style-name="standard">
      <style:graphic-properties draw:fill-color="#afd095" draw:textarea-horizontal-align="justify" draw:textarea-vertical-align="middle" draw:auto-grow-height="false" fo:min-height="1.25cm" fo:min-width="2cm"/>
      <style:paragraph-properties style:writing-mode="lr-tb"/>
    </style:style>
    <style:style style:name="gr8" style:family="graphic" style:parent-style-name="standard">
      <style:graphic-properties draw:fill-color="#dddddd" draw:textarea-horizontal-align="justify" draw:textarea-vertical-align="middle" draw:auto-grow-height="false" fo:min-height="7.75cm" fo:min-width="2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cm" fo:min-width="4.722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25cm" fo:min-width="3.307cm"/>
    </style:style>
    <style:style style:name="gr11" style:family="graphic" style:parent-style-name="standard">
      <style:graphic-properties draw:fill-color="#cccccc" draw:textarea-horizontal-align="justify" draw:textarea-vertical-align="middle" draw:auto-grow-height="false" fo:min-height="1.75cm" fo:min-width="5.5cm"/>
      <style:paragraph-properties style:writing-mode="lr-tb"/>
    </style:style>
    <style:style style:name="gr12" style:family="graphic" style:parent-style-name="standard">
      <style:graphic-properties draw:fill-color="#729fcf" draw:textarea-horizontal-align="justify" draw:textarea-vertical-align="middle" draw:auto-grow-height="false" fo:min-height="1.75cm" fo:min-width="5.5cm"/>
      <style:paragraph-properties style:writing-mode="lr-tb"/>
    </style:style>
    <style:style style:name="gr13" style:family="graphic" style:parent-style-name="standard">
      <style:graphic-properties draw:fill-color="#afd095" draw:textarea-horizontal-align="justify" draw:textarea-vertical-align="middle" draw:auto-grow-height="false" fo:min-height="1.75cm" fo:min-width="5.5cm"/>
      <style:paragraph-properties style:writing-mode="lr-tb"/>
    </style:style>
    <style:style style:name="gr14" style:family="graphic" style:parent-style-name="standard">
      <style:graphic-properties draw:fill-color="#cccccc" draw:textarea-horizontal-align="justify" draw:textarea-vertical-align="middle" draw:auto-grow-height="false" fo:min-height="1.25cm" fo:min-width="2cm"/>
      <style:paragraph-properties style:writing-mode="lr-tb"/>
    </style:style>
    <style:style style:name="gr15" style:family="graphic" style:parent-style-name="standard">
      <style:graphic-properties draw:fill-color="#afd095" draw:textarea-horizontal-align="justify" draw:textarea-vertical-align="middle" draw:auto-grow-height="false" fo:min-height="0.236cm" fo:min-width="9.832cm"/>
    </style:style>
    <style:style style:name="gr16" style:family="graphic" style:parent-style-name="standard">
      <style:graphic-properties draw:fill-color="#afd095" draw:textarea-horizontal-align="justify" draw:textarea-vertical-align="middle" draw:auto-grow-height="false" fo:min-height="0.279cm" fo:min-width="18.258cm"/>
    </style:style>
    <style:style style:name="gr17" style:family="graphic" style:parent-style-name="standard">
      <style:graphic-properties draw:textarea-horizontal-align="justify" draw:textarea-vertical-align="middle" draw:auto-grow-height="false" fo:min-height="14.75cm" fo:min-width="2.5cm"/>
      <style:paragraph-properties style:writing-mode="lr-tb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b2b2b2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cccccc"/>
      <style:paragraph-properties fo:text-align="center" style:writing-mode="lr-tb"/>
    </style:style>
    <style:style style:name="P7" style:family="paragraph">
      <loext:graphic-properties draw:fill-color="#afd095"/>
      <style:paragraph-properties fo:text-align="center" style:writing-mode="lr-tb"/>
    </style:style>
    <style:style style:name="P8" style:family="paragraph">
      <loext:graphic-properties draw:fill-color="#729fcf"/>
      <style:paragraph-properties fo:text-align="center" style:writing-mode="lr-tb"/>
    </style:style>
    <style:style style:name="P9" style:family="paragraph">
      <loext:graphic-properties draw:fill-color="#afd095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25cm" svg:height="6cm" svg:x="16.5cm" svg:y="1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1.5cm" svg:x="17cm" svg:y="16cm">
          <text:p text:style-name="P2">2MB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1.5cm" svg:x="17cm" svg:y="17.5cm">
          <text:p text:style-name="P2">2MB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966cm" svg:height="0.962cm" svg:x="18.5cm" svg:y="14.5cm">
          <draw:text-box>
            <text:p>Device 3</text:p>
          </draw:text-box>
        </draw:frame>
        <draw:custom-shape draw:style-name="gr4" draw:text-style-name="P4" draw:layer="layout" svg:width="3.75cm" svg:height="1cm" svg:x="19.5cm" svg:y="17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5" draw:layer="layout" svg:width="3.75cm" svg:height="1cm" svg:x="13.25cm" svg:y="1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6" draw:layer="layout" svg:width="3cm" svg:height="5cm" svg:x="23.25cm" svg:y="16cm">
          <text:p text:style-name="P2">Device</text:p>
          <text:p text:style-name="P2">Logi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2.5cm" svg:height="1.5cm" svg:x="17cm" svg:y="19.5cm">
          <text:p text:style-name="P2">32KB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75cm" svg:height="1cm" svg:x="19.5cm" svg:y="19.7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1" draw:layer="layout" svg:width="20.5cm" svg:height="8cm" svg:x="3.5cm" svg:y="3.25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5.222cm" svg:height="0.962cm" svg:x="11.75cm" svg:y="2cm">
          <draw:text-box>
            <text:p>Processor Board</text:p>
          </draw:text-box>
        </draw:frame>
        <draw:custom-shape draw:style-name="gr10" draw:text-style-name="P5" draw:layer="layout" svg:width="4.753cm" svg:height="1cm" draw:transform="rotate (1.56695660244051) translate (11.25cm 15.5cm)">
          <text:p/>
          <draw:enhanced-geometry svg:viewBox="0 0 21600 21600" draw:text-areas="?f5 ?f1 ?f6 ?f3" draw:type="left-right-arrow" draw:modifiers="3975.59949516197 4790.4095904095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6" draw:layer="layout" svg:width="6cm" svg:height="2cm" svg:x="10.75cm" svg:y="6.25cm">
          <text:p text:style-name="P2">Process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6cm" svg:height="2cm" svg:x="17.5cm" svg:y="6.25cm">
          <text:p text:style-name="P2">Decod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6cm" svg:height="2cm" svg:x="17.5cm" svg:y="8.75cm">
          <text:p text:style-name="P2">Privile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6cm" svg:height="2cm" svg:x="10.75cm" svg:y="8.75cm">
          <text:p text:style-name="P2">Main Acces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6cm" svg:height="2cm" svg:x="4cm" svg:y="8.75cm">
          <text:p text:style-name="P2">Device Acces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6cm" svg:height="2cm" svg:x="17.5cm" svg:y="3.75cm">
          <text:p text:style-name="P2">Watchdo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6" draw:layer="layout" svg:width="2.5cm" svg:height="1.5cm" svg:x="4.5cm" svg:y="5.25cm">
          <text:p text:style-name="P2">512K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6" draw:layer="layout" svg:width="2.5cm" svg:height="1.5cm" svg:x="4.5cm" svg:y="6.75cm">
          <text:p text:style-name="P2">512K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10.75cm" svg:height="1cm" svg:x="6.25cm" svg:y="19.75cm">
          <text:p/>
          <draw:enhanced-geometry svg:viewBox="0 0 21600 21600" draw:text-areas="0 ?f0 ?f5 ?f2" draw:mirror-horizontal="false" draw:mirror-vertical="false" draw:type="right-arrow" draw:modifiers="19872.1727827217 5545.654345654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3.75cm" svg:height="1cm" svg:x="7cm" svg:y="6.75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4" draw:layer="layout" svg:width="3.75cm" svg:height="1cm" svg:x="19.501cm" svg:y="17.001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1" draw:layer="layout" svg:width="10.25cm" svg:height="6cm" svg:x="16.5cm" svg:y="23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1.5cm" svg:x="17cm" svg:y="23.75cm">
          <text:p text:style-name="P2">2MB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1.5cm" svg:x="17cm" svg:y="25.25cm">
          <text:p text:style-name="P2">2MB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966cm" svg:height="0.962cm" svg:x="18.5cm" svg:y="22.25cm">
          <draw:text-box>
            <text:p>Device 4</text:p>
          </draw:text-box>
        </draw:frame>
        <draw:custom-shape draw:style-name="gr4" draw:text-style-name="P4" draw:layer="layout" svg:width="3.75cm" svg:height="1cm" svg:x="19.5cm" svg:y="24.75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5" draw:layer="layout" svg:width="3.75cm" svg:height="1cm" svg:x="13.25cm" svg:y="24.7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6" draw:layer="layout" svg:width="3cm" svg:height="5cm" svg:x="23.25cm" svg:y="23.75cm">
          <text:p text:style-name="P2">Device</text:p>
          <text:p text:style-name="P2">Logi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2.5cm" svg:height="1.5cm" svg:x="17cm" svg:y="27.25cm">
          <text:p text:style-name="P2">32KB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75cm" svg:height="1cm" svg:x="19.5cm" svg:y="27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9" draw:layer="layout" svg:width="10.75cm" svg:height="1cm" svg:x="6.25cm" svg:y="27.5cm">
          <text:p/>
          <draw:enhanced-geometry svg:viewBox="0 0 21600 21600" draw:text-areas="0 ?f0 ?f5 ?f2" draw:type="right-arrow" draw:modifiers="19872.1727827217 5545.654345654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3.75cm" svg:height="1cm" svg:x="19.501cm" svg:y="24.751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9" draw:layer="layout" svg:width="20.002cm" svg:height="1cm" draw:transform="rotate (1.56695660244051) translate (5.692cm 30.749cm)">
          <text:p/>
          <draw:enhanced-geometry svg:viewBox="0 0 21600 21600" draw:text-areas="?f5 ?f1 ?f6 ?f3" draw:type="left-right-arrow" draw:modifiers="1271.7 5092.5074925074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2" draw:layer="layout" svg:width="3cm" svg:height="15cm" svg:x="10.25cm" svg:y="15.5cm">
          <text:p text:style-name="P2">Main</text:p>
          <text:p text:style-name="P2">Memory</text:p>
          <text:p text:style-name="P2">Control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6cm" svg:height="2cm" svg:x="10.75cm" svg:y="3.75cm">
          <text:p text:style-name="P2">Debug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/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1-09T15:27:20.019000000</meta:creation-date>
    <dc:date>2025-01-14T22:04:26.203000000</dc:date>
    <meta:editing-duration>PT3H23M27S</meta:editing-duration>
    <meta:editing-cycles>5</meta:editing-cycles>
    <meta:generator>LibreOffice/7.3.4.2$Windows_X86_64 LibreOffice_project/728fec16bd5f605073805c3c9e7c4212a0120dc5</meta:generator>
    <meta:document-statistic meta:object-count="37"/>
  </office:meta>
</office:document-meta>
</file>